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חנות טיב טעם מז' ראשל"צ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דרך המכבים 62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0"/>9595777 <text:s text:c="133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2"/>אצל בעלי התפקידים המופעים בטבלה (1-5)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/>בכניסה לחנות מימין פאנל פיקוד כבאים, כולל בצד האחורי של החנות מצד דרום בכניסה למחסן מצד ימין על הקיר מפסקי <text:s text:c="8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. נמצא על הגג המבנה צפ' מז' <text:s/>עלייה לגג ממדרגות ממחסן</text:span></text:p>
      <text:p text:style-name="P1"><text:span text:style-name="T1">מיקום ברזי כיבוי עיקריים "3</text:span><text:span text:style-name="T4"> <text:s/>ברחבות הערכות. צפ'- מז' וצפ'- מע' כולל בעורף המבנה. <text:s text:c="98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לכס ספיצין</text:p>
          </table:table-cell>
          <table:table-cell table:style-name="Table2.A1" office:value-type="string">
            <text:p text:style-name="P14">מנהל סניף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7400439</text:p>
          </table:table-cell>
          <table:table-cell table:style-name="Table2.E1" office:value-type="string">
            <text:p text:style-name="P14">אברהם יפה3 חולון</text:p>
          </table:table-cell>
        </table:table-row>
        <table:table-row table:style-name="Table2.1">
          <table:table-cell table:style-name="Table2.A1" office:value-type="string">
            <text:p text:style-name="P14">ערן צסלר</text:p>
          </table:table-cell>
          <table:table-cell table:style-name="Table2.A1" office:value-type="string">
            <text:p text:style-name="P14">סגן 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6645821</text:p>
          </table:table-cell>
          <table:table-cell table:style-name="Table2.E1" office:value-type="string">
            <text:p text:style-name="P14">נורדאו8- נס"צ</text:p>
          </table:table-cell>
        </table:table-row>
        <table:table-row table:style-name="Table2.1">
          <table:table-cell table:style-name="Table2.A1" office:value-type="string">
            <text:p text:style-name="P14">דיאנה פאיקל</text:p>
          </table:table-cell>
          <table:table-cell table:style-name="Table2.A1" office:value-type="string">
            <text:p text:style-name="P14">סגנית 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5660815</text:p>
          </table:table-cell>
          <table:table-cell table:style-name="Table2.E1" office:value-type="string">
            <text:p text:style-name="P14">הצבר 36 ראשל"צ</text:p>
          </table:table-cell>
        </table:table-row>
        <table:table-row table:style-name="Table2.5">
          <table:table-cell table:style-name="Table2.A1" office:value-type="string">
            <text:p text:style-name="P14">מיכאל אבזוב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6645901</text:p>
          </table:table-cell>
          <table:table-cell table:style-name="Table2.E1" office:value-type="string">
            <text:p text:style-name="P14">אלכסנדר8/623 לוד</text:p>
          </table:table-cell>
        </table:table-row>
        <table:table-row table:style-name="Table2.5">
          <table:table-cell table:style-name="Table2.A1" office:value-type="string">
            <text:p text:style-name="P14">דוד ררפא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6445760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גז גפ"מ <text:s/>ראה פירוט מטה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גז גפ"מ: צובר תת קרקעי כ 4000 ליטר בחלק המע' של המגרש. ברז גז ראשי מחוץ לחנות משמאל לפתח הכניסה הראשית לחנות, משמש למסעדות החנות. נערך ברזי גז בע"מ 56 תיק שטח</text:p>
          </table:table-cell>
        </table:table-row>
        <text:soft-page-break/>
        <table:table-row table:style-name="Table5.1">
          <table:table-cell table:style-name="Table5.A1" office:value-type="string">
            <text:p text:style-name="P14">סולר 1000 ליטר לגנרטור על הגג. רכזת אש לגילוי אש ועשן נמצאת בחדר תקשורת בגלייה מז' </text:p>
          </table:table-cell>
        </table:table-row>
        <table:table-row table:style-name="Table5.1">
          <table:table-cell table:style-name="Table5.A1" office:value-type="string">
            <text:p text:style-name="P14">כולל אינזיקציה למתזים. כולל להפעלת מש' כיבוי אש אוט' באבקה רטובה במינדפים וארובות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רז ראשי למע' ספרינקלרים </text:span><text:span text:style-name="T4">–</text:span><text:span text:style-name="T4"> 3 לחנות, 1 עבור המחסן נמצאים בחדר משאבות בעורף המבנה צפ' דר'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4:28:00</meta:creation-date>
    <dc:creator>אתי מנצור</dc:creator>
    <dc:date>2013-08-12T04:28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65" meta:word-count="308" meta:character-count="2161"/>
    <meta:generator>OpenOffice/4.0.1$Win32 OpenOffice.org_project/401m5$Build-9714</meta:generator>
  </office:meta>
</office:document-meta>
</file>